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FLORES LIFONCIO ALFRE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085952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182608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LORES LIFONCIO ALFRED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85952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182608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31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085952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2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5/08/2021</text:p>
          </table:table-cell>
          <table:table-cell table:style-name="Tabla2.A3" office:value-type="string">
            <text:p text:style-name="P22">70856784</text:p>
          </table:table-cell>
          <table:table-cell table:style-name="Tabla2.D3" office:value-type="string">
            <text:p text:style-name="P23">6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5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5T22:38:2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